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e7c10" officeooo:paragraph-rsid="000e7c10"/>
    </style:style>
    <style:style style:name="P2" style:family="paragraph" style:parent-style-name="Standard">
      <style:text-properties officeooo:rsid="000f78ee" officeooo:paragraph-rsid="000f78ee"/>
    </style:style>
    <style:style style:name="P3" style:family="paragraph" style:parent-style-name="Standard">
      <style:text-properties officeooo:rsid="000f78ee" officeooo:paragraph-rsid="0019ee81"/>
    </style:style>
    <style:style style:name="P4" style:family="paragraph" style:parent-style-name="Standard">
      <style:text-properties officeooo:rsid="000f78ee" officeooo:paragraph-rsid="002b9c4a"/>
    </style:style>
    <style:style style:name="P5" style:family="paragraph" style:parent-style-name="Standard">
      <style:text-properties officeooo:rsid="00106a8f" officeooo:paragraph-rsid="00106a8f"/>
    </style:style>
    <style:style style:name="P6" style:family="paragraph" style:parent-style-name="Standard">
      <style:text-properties officeooo:rsid="00106a8f" officeooo:paragraph-rsid="002b9c4a"/>
    </style:style>
    <style:style style:name="P7" style:family="paragraph" style:parent-style-name="Standard">
      <style:text-properties officeooo:rsid="0014009a" officeooo:paragraph-rsid="0014009a"/>
    </style:style>
    <style:style style:name="P8" style:family="paragraph" style:parent-style-name="Standard">
      <style:text-properties officeooo:rsid="00144f3d" officeooo:paragraph-rsid="00144f3d"/>
    </style:style>
    <style:style style:name="P9" style:family="paragraph" style:parent-style-name="Standard">
      <style:text-properties officeooo:rsid="00160d25" officeooo:paragraph-rsid="00160d25"/>
    </style:style>
    <style:style style:name="P10" style:family="paragraph" style:parent-style-name="Standard">
      <style:text-properties officeooo:rsid="0019b877" officeooo:paragraph-rsid="0019b877"/>
    </style:style>
    <style:style style:name="P11" style:family="paragraph" style:parent-style-name="Standard">
      <style:text-properties fo:font-weight="bold" officeooo:rsid="0019b877" officeooo:paragraph-rsid="0019b877" style:font-weight-asian="bold" style:font-weight-complex="bold"/>
    </style:style>
    <style:style style:name="P12" style:family="paragraph" style:parent-style-name="Standard">
      <style:text-properties officeooo:rsid="0019ee81" officeooo:paragraph-rsid="002b9c4a"/>
    </style:style>
    <style:style style:name="P13" style:family="paragraph" style:parent-style-name="Standard">
      <style:text-properties officeooo:rsid="0025813c" officeooo:paragraph-rsid="0025813c"/>
    </style:style>
    <style:style style:name="P14" style:family="paragraph" style:parent-style-name="Standard">
      <style:text-properties officeooo:rsid="0033d1a9" officeooo:paragraph-rsid="0033d1a9"/>
    </style:style>
    <style:style style:name="P15" style:family="paragraph" style:parent-style-name="Standard">
      <style:text-properties officeooo:rsid="0035b14c" officeooo:paragraph-rsid="0035b14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ighly Repeate User</text:p>
      <text:p text:style-name="P1"/>
      <text:p text:style-name="P1"><text:s/>select * from userr where id=(select user_id from order_detail group by user_id order by count(*) desc LIMIT 1);</text:p>
      <text:p text:style-name="P1"/>
      <text:p text:style-name="P2">user who has done Highest payment</text:p>
      <text:p text:style-name="P2"/>
      <text:p text:style-name="P2">select * from userr where id = (select user_id from order_detail group by user_id order by sum(total) desc LIMIT 1)</text:p>
      <text:p text:style-name="P2"/>
      <text:p text:style-name="P2">user who has done Minimum payment</text:p>
      <text:p text:style-name="P2"/>
      <text:p text:style-name="P2">select * from userr where id = (select user_id from order_detail group by user_id order by sum(total) asc LIMIT 1);</text:p>
      <text:p text:style-name="P2"/>
      <text:p text:style-name="P2"/>
      <text:p text:style-name="P2">product which is superhit</text:p>
      <text:p text:style-name="P2"/>
      <text:p text:style-name="P2"/>
      <text:p text:style-name="P2">select * from product where id = (select product_id from order_item group by product_id order by sum(quantity) desc limit 1);</text:p>
      <text:p text:style-name="P2"/>
      <text:p text:style-name="P2">product which is superflop</text:p>
      <text:p text:style-name="P2"/>
      <text:p text:style-name="P2">select * from product where id = (select product_id from order_item group by product_id order by sum(quantity) asc limit 1);</text:p>
      <text:p text:style-name="P2"/>
      <text:p text:style-name="P2"/>
      <text:p text:style-name="P5">payment is succeed</text:p>
      <text:p text:style-name="P5"/>
      <text:p text:style-name="P5"><text:s/>select * from userr inner join order_detail on userr.id=order_detail.user_id inner join transaction on order_detail.id=transaction.order_id where status='success' ;</text:p>
      <text:p text:style-name="P5"/>
      <text:p text:style-name="P5">payment is failed </text:p>
      <text:p text:style-name="P5"/>
      <text:p text:style-name="P5"><text:s/>select * from userr inner join order_detail on userr.id=order_detail.user_id inner join transaction on order_detail.id=transaction.order_id where status='failed' ;</text:p>
      <text:p text:style-name="P5"/>
      <text:p text:style-name="P10">payment is succeed for a user</text:p>
      <text:p text:style-name="P10"/>
      <text:p text:style-name="P10">select * from userr inner join order_detail on userr.id=order_detail.user_id inner join transaction on order_detail.id=transaction.order_id where status='success' and userr.id = 1 ;</text:p>
      <text:p text:style-name="P10"/>
      <text:p text:style-name="P10">payment is failed for a user </text:p>
      <text:p text:style-name="P11">select * from userr inner join order_detail on userr.id=order_detail.user_id inner join transaction on order_detail.id=transaction.order_id where status='success' and userr.id = 1 ;</text:p>
      <text:p text:style-name="P5"/>
      <text:p text:style-name="P5"/>
      <text:p text:style-name="P7">user who has not placed any order</text:p>
      <text:p text:style-name="P7"/>
      <text:p text:style-name="P7">select * from userr where id not in (select user_id from order_detail);</text:p>
      <text:p text:style-name="P7"/>
      <text:p text:style-name="P7"><text:soft-page-break/></text:p>
      <text:p text:style-name="P7"/>
      <text:p text:style-name="P7"/>
      <text:p text:style-name="P7"/>
      <text:p text:style-name="P7"/>
      <text:p text:style-name="P8">payment failed for a user</text:p>
      <text:p text:style-name="P8"/>
      <text:p text:style-name="P8"/>
      <text:p text:style-name="P9">order in which item quantity is more than 4 </text:p>
      <text:p text:style-name="P8"/>
      <text:p text:style-name="P5"/>
      <text:p text:style-name="P5"/>
      <text:p text:style-name="P5"><text:s/>select * from order_item <text:s/>where quantity &gt;4;</text:p>
      <text:p text:style-name="P5"/>
      <text:p text:style-name="P3"/>
      <text:p text:style-name="P2"/>
      <text:p text:style-name="P2"/>
      <text:p text:style-name="P13">Todays Bday </text:p>
      <text:p text:style-name="P2">select * from userr where <text:s/>DATE_PART('day', b_day_date)= date_part('day', CURRENT_DATE)</text:p>
      <text:p text:style-name="P2">AND DATE_PART('month',b_day_date) = date_part('month', CURRENT_DATE);</text:p>
      <text:p text:style-name="P2"/>
      <text:p text:style-name="P12">category for which maximum and minimum orders are placed in last quater </text:p>
      <text:p text:style-name="P6"/>
      <text:p text:style-name="P6">select * from product_category inner join product on product_category.id=product.id inner join order_item on product.id =order_item.product_id inner join order_detail on order_item.id=order_detail.order_item_id where order_detail.order_date &gt; (select date_trunc('MONTH', CURRENT_DATE) - INTERVAL '3 MONTH');</text:p>
      <text:p text:style-name="P4"/>
      <text:p text:style-name="P2"/>
      <text:p text:style-name="P15">this work</text:p>
      <text:p text:style-name="P2">select * from product_category where product_category.id=(select product_product_category_id from product where product.id=(select product_id from order_item where order_item.id in(select order_detail.order_item_id from order_detail where order_detail.order_date &gt; (select date_trunc('MONTH', CURRENT_DATE) - INTERVAL '3 MONTH') )group by order_item.product_id order by sum(quantity) desc limit 1 ));</text:p>
      <text:p text:style-name="P2"/>
      <text:p text:style-name="P2"/>
      <text:p text:style-name="P2"/>
      <text:p text:style-name="P14">total discount user has availed in 6 month</text:p>
      <text:p text:style-name="P14"/>
      <text:p text:style-name="P14">select userr.username,sum(total*discount.percentage/100) from userr inner join order_detail <text:s/>on userr.id=order_detail.user_id inner join discount on order_detail.discount_id=discount.id group by userr.id;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20T11:21:48.052467714</meta:creation-date>
    <dc:date>2022-10-21T17:00:26.134420139</dc:date>
    <meta:editing-duration>PT7H25M30S</meta:editing-duration>
    <meta:editing-cycles>13</meta:editing-cycles>
    <meta:generator>LibreOffice/6.4.7.2$Linux_X86_64 LibreOffice_project/40$Build-2</meta:generator>
    <meta:document-statistic meta:table-count="0" meta:image-count="0" meta:object-count="0" meta:page-count="2" meta:paragraph-count="32" meta:word-count="380" meta:character-count="2933" meta:non-whitespace-character-count="2573"/>
  </office:meta>
</office:document-meta>
</file>